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86772"/>
    </style:style>
    <style:style style:name="P3" style:family="paragraph" style:parent-style-name="Preformatted_20_Text">
      <style:text-properties officeooo:rsid="001bd92a" officeooo:paragraph-rsid="003809de"/>
    </style:style>
    <style:style style:name="P4" style:family="paragraph" style:parent-style-name="Preformatted_20_Text">
      <style:text-properties officeooo:rsid="001bd92a" officeooo:paragraph-rsid="0026a4db"/>
    </style:style>
    <style:style style:name="P5" style:family="paragraph" style:parent-style-name="Preformatted_20_Text">
      <style:text-properties officeooo:rsid="001bd92a" officeooo:paragraph-rsid="00398515"/>
    </style:style>
    <style:style style:name="P6" style:family="paragraph" style:parent-style-name="Preformatted_20_Text">
      <style:text-properties officeooo:rsid="001bd92a" officeooo:paragraph-rsid="0039b036"/>
    </style:style>
    <style:style style:name="P7" style:family="paragraph" style:parent-style-name="Preformatted_20_Text">
      <style:text-properties officeooo:rsid="0026a4db" officeooo:paragraph-rsid="003809de"/>
    </style:style>
    <style:style style:name="P8" style:family="paragraph" style:parent-style-name="Preformatted_20_Text">
      <style:text-properties officeooo:rsid="0026a4db" officeooo:paragraph-rsid="0026a4db"/>
    </style:style>
    <style:style style:name="P9" style:family="paragraph" style:parent-style-name="Preformatted_20_Text">
      <style:text-properties officeooo:rsid="0026a4db" officeooo:paragraph-rsid="0035da92"/>
    </style:style>
    <style:style style:name="P10" style:family="paragraph" style:parent-style-name="Preformatted_20_Text">
      <style:text-properties officeooo:rsid="00398515" officeooo:paragraph-rsid="00398515"/>
    </style:style>
    <style:style style:name="P11" style:family="paragraph" style:parent-style-name="Preformatted_20_Text">
      <style:text-properties officeooo:rsid="00398515" officeooo:paragraph-rsid="003aaebe"/>
    </style:style>
    <style:style style:name="P12" style:family="paragraph" style:parent-style-name="Preformatted_20_Text">
      <style:text-properties fo:font-weight="bold" officeooo:rsid="00398515" officeooo:paragraph-rsid="0039b036" style:font-weight-asian="bold" style:font-weight-complex="bold"/>
    </style:style>
    <style:style style:name="P13" style:family="paragraph" style:parent-style-name="Preformatted_20_Text">
      <style:text-properties officeooo:rsid="003c3062" officeooo:paragraph-rsid="003c3062"/>
    </style:style>
    <style:style style:name="P14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5" style:family="paragraph" style:parent-style-name="Subtitle">
      <style:text-properties officeooo:rsid="001bd92a" officeooo:paragraph-rsid="001bd92a"/>
    </style:style>
    <style:style style:name="P16" style:family="paragraph" style:parent-style-name="Subtitle">
      <style:text-properties officeooo:paragraph-rsid="0036c8e2"/>
    </style:style>
    <style:style style:name="P17" style:family="paragraph" style:parent-style-name="Standard">
      <style:text-properties officeooo:rsid="003c01e9" officeooo:paragraph-rsid="003c01e9"/>
    </style:style>
    <style:style style:name="P18" style:family="paragraph" style:parent-style-name="Standard">
      <style:text-properties style:font-name="Liberation Mono" fo:font-size="10pt" officeooo:rsid="003c01e9" officeooo:paragraph-rsid="003c3062" style:font-size-asian="10pt" style:font-size-complex="10pt"/>
    </style:style>
    <style:style style:name="P19" style:family="paragraph" style:parent-style-name="Standard">
      <style:text-properties officeooo:paragraph-rsid="003c01e9"/>
    </style:style>
    <style:style style:name="P20" style:family="paragraph">
      <style:paragraph-properties fo:text-align="center"/>
    </style:style>
    <style:style style:name="P21" style:family="paragraph">
      <loext:graphic-properties draw:opacity="5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a267"/>
    </style:style>
    <style:style style:name="T3" style:family="text">
      <style:text-properties officeooo:rsid="00216317"/>
    </style:style>
    <style:style style:name="T4" style:family="text">
      <style:text-properties officeooo:rsid="0026a4db"/>
    </style:style>
    <style:style style:name="T5" style:family="text">
      <style:text-properties officeooo:rsid="0022f7a9"/>
    </style:style>
    <style:style style:name="T6" style:family="text">
      <style:text-properties officeooo:rsid="002a0009"/>
    </style:style>
    <style:style style:name="T7" style:family="text">
      <style:text-properties officeooo:rsid="002f84aa"/>
    </style:style>
    <style:style style:name="T8" style:family="text">
      <style:text-properties officeooo:rsid="003486db"/>
    </style:style>
    <style:style style:name="T9" style:family="text">
      <style:text-properties officeooo:rsid="0035da92"/>
    </style:style>
    <style:style style:name="T10" style:family="text">
      <style:text-properties officeooo:rsid="003809de"/>
    </style:style>
    <style:style style:name="T11" style:family="text">
      <style:text-properties officeooo:rsid="003c01e9"/>
    </style:style>
    <style:style style:name="T12" style:family="text">
      <style:text-properties officeooo:rsid="003c3062"/>
    </style:style>
    <style:style style:name="T13" style:family="text">
      <style:text-properties style:font-name="Liberation Mono" fo:font-size="10pt" style:font-size-asian="10pt" style:font-size-complex="10pt"/>
    </style:style>
    <style:style style:name="T14" style:family="text">
      <style:text-properties style:font-name="Liberation Mono" fo:font-size="10pt" officeooo:rsid="003c01e9" style:font-size-asian="10pt" style:font-size-complex="10pt"/>
    </style:style>
    <style:style style:name="T15" style:family="text">
      <style:text-properties officeooo:rsid="003d866c"/>
    </style:style>
    <style:style style:name="T16" style:family="text">
      <style:text-properties officeooo:rsid="003fc615"/>
    </style:style>
    <style:style style:name="T17" style:family="text">
      <style:text-properties officeooo:rsid="004140e8"/>
    </style:style>
    <style:style style:name="gr1" style:family="graphic">
      <style:graphic-properties draw:textarea-horizontal-align="justify" draw:textarea-vertical-align="middle" draw:auto-grow-height="false" fo:min-height="0.187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opacity="50%" draw:textarea-horizontal-align="justify" draw:textarea-vertical-align="middle" draw:auto-grow-height="false" fo:min-height="0.187cm" fo:min-width="0.187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12cm" fo:min-width="0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212cm" fo:min-width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1.826cm" fo:min-width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Разработка <text:span text:style-name="T3">пользовательского </text:span>Web-интерфейс<text:span text:style-name="T3">а</text:span></text:p>
      <text:p text:style-name="P14">(с) Сергей Синица 20<text:span text:style-name="T15">2</text:span><text:span text:style-name="T17">3</text:span></text:p>
      <text:p text:style-name="P1"/>
      <text:p text:style-name="P16">ЗАДАНИЕ <text:span text:style-name="T11">7</text:span></text:p>
      <text:p text:style-name="P19"><text:span text:style-name="T11">Реализовать галерею из </text:span><text:span text:style-name="T16">8</text:span><text:span text:style-name="T11"> изображений одинакового размера в виде горизонтального слайдера. Всего на экране помещается </text:span><text:span text:style-name="T16">три</text:span><text:span text:style-name="T11"> изображения, на смартфонах </text:span><text:span text:style-name="T16">одно</text:span><text:span text:style-name="T11">. Галерея прокручивается влево и вправо без перезагрузки страницы кликом на иконки стрелок. Под галереей расположен «пейджер», отображающий количество страниц и текущую страницу.</text:span></text:p>
      <text:p text:style-name="P17"/>
      <text:p text:style-name="P17"/>
      <text:p text:style-name="P17"><draw:custom-shape text:anchor-type="paragraph" draw:z-index="0" draw:name="Фигура1" draw:style-name="gr5" draw:text-style-name="P20" svg:width="1.826cm" svg:height="1.826cm" svg:x="4.639cm" svg:y="0.203cm"><text:p/><draw:enhanced-geometry svg:viewBox="0 0 21600 21600" draw:type="rectangle" draw:enhanced-path="M 0 0 L 21600 0 21600 21600 0 21600 0 0 Z N"/></draw:custom-shape><draw:custom-shape text:anchor-type="paragraph" draw:z-index="1" draw:name="Фигура1" draw:style-name="gr5" draw:text-style-name="P20" svg:width="1.826cm" svg:height="1.826cm" svg:x="6.639cm" svg:y="0.203cm"><text:p/><draw:enhanced-geometry svg:viewBox="0 0 21600 21600" draw:type="rectangle" draw:enhanced-path="M 0 0 L 21600 0 21600 21600 0 21600 0 0 Z N"/></draw:custom-shape><draw:custom-shape text:anchor-type="paragraph" draw:z-index="2" draw:name="Фигура1" draw:style-name="gr5" draw:text-style-name="P20" svg:width="1.826cm" svg:height="1.826cm" svg:x="8.64cm" svg:y="0.203cm"><text:p/><draw:enhanced-geometry svg:viewBox="0 0 21600 21600" draw:type="rectangle" draw:enhanced-path="M 0 0 L 21600 0 21600 21600 0 21600 0 0 Z N"/></draw:custom-shape></text:p>
      <text:p text:style-name="P17"><draw:custom-shape text:anchor-type="paragraph" draw:z-index="4" draw:name="Фигура3" draw:style-name="gr3" svg:width="0.9cm" svg:height="0.424cm" svg:x="3.184cm" svg:y="0.4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7"><draw:custom-shape text:anchor-type="paragraph" draw:z-index="3" draw:name="Фигура2" draw:style-name="gr4" svg:width="0.795cm" svg:height="0.424cm" svg:x="11.105cm" svg:y="-0.18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7"/>
      <text:p text:style-name="P17"><draw:custom-shape text:anchor-type="paragraph" draw:z-index="5" draw:name="Фигура4" draw:style-name="gr2" draw:text-style-name="P21" svg:width="0.265cm" svg:height="0.265cm" svg:x="6.597cm" svg:y="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Фигура4" draw:style-name="gr1" draw:text-style-name="P20" svg:width="0.265cm" svg:height="0.265cm" svg:x="7.412cm" svg:y="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Фигура4" draw:style-name="gr1" draw:text-style-name="P20" svg:width="0.265cm" svg:height="0.265cm" svg:x="8.227cm" svg:y="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"/>
      <text:p text:style-name="P1"/>
      <text:p text:style-name="P15">СДАЧА РАБОТЫ И ОЦЕНИВАНИЕ</text:p>
      <text:p text:style-name="P1"><text:span text:style-name="T9">Страница</text:span> <text:span text:style-name="T9">или сайт </text:span>публикуется в интернете в виде статического веб-сайта, </text:p>
      <text:p text:style-name="P1">в Moodle на проверку отправляется ссылка на сайт.</text:p>
      <text:p text:style-name="P1"/>
      <text:p text:style-name="P1">Время выполнения задания до <text:span text:style-name="T11">2</text:span> часов, включая самостоятельную работу. </text:p>
      <text:p text:style-name="P1"/>
      <text:p text:style-name="P4">За задание выставляется <text:span text:style-name="T1">до 40 баллов</text:span>:</text:p>
      <text:p text:style-name="P8">-<text:span text:style-name="T7">5</text:span> <text:span text:style-name="T10">подключение библиотеки в head с помощью script defer;</text:span></text:p>
      <text:p text:style-name="P8">-<text:span text:style-name="T8">5</text:span> баллов <text:span text:style-name="T10">инициализация JS-кода галереи после загрузки DOM с помощью обработчика события DOMContentLoaded или JQuery Ready;</text:span></text:p>
      <text:p text:style-name="P7">-<text:span text:style-name="T11">10</text:span> <text:span text:style-name="T11">галерея изображений с прокруткой</text:span>;</text:p>
      <text:p text:style-name="P9">-<text:span text:style-name="T8">5</text:span> <text:span text:style-name="T11">пейджер</text:span>;</text:p>
      <text:p text:style-name="P9">-5 <text:span text:style-name="T11">адаптивность;</text:span></text:p>
      <text:p text:style-name="P3">-до <text:span text:style-name="T2">5</text:span> баллов за соблюдение стандартов кодирования HTML <text:span text:style-name="T4">и JavaScript</text:span>,</text:p>
      <text:p text:style-name="P5"><text:span text:style-name="T4">-до 5 баллов за отсутствие Error при валидации HTML-разметки по https://validator.w3.org/ и отсутствие Error и Warning при валидации JavaScript с помощью https://www.jslint.com/</text:span>. </text:p>
      <text:p text:style-name="P1"/>
      <text:p text:style-name="P6">Не допускается просрочка выполнения задания <text:span text:style-name="T6">(</text:span>просроченное задание оценивается в 0 баллов<text:span text:style-name="T6">)</text:span>.</text:p>
      <text:p text:style-name="P12"/>
      <text:p text:style-name="P18">Допускается использование библиотек JavaScript, например плагина Slick JQuery.</text:p>
      <text:p text:style-name="P1"/>
      <text:p text:style-name="Subtitle">МЕТОДИЧЕСКИЕ УКАЗАНИЯ </text:p>
      <text:p text:style-name="P2">Ознакомьтесь <text:span text:style-name="T5">материалом по JavaScript в </text:span>раздел<text:span text:style-name="T5">е</text:span> «<text:span text:style-name="T10">РАЗРАБОТКА КЛИЕНТСКИХ ВЕБ-ПРИЛОЖЕНИЙ</text:span>» учебного пособия "Веб-разработка и веб-сервисы" и содержанием лекции №<text:span text:style-name="T15">5, </text:span><text:span text:style-name="T10">6 и 7</text:span>.</text:p>
      <text:p text:style-name="P2"/>
      <text:p text:style-name="P11">Пример <text:span text:style-name="T12">подключения библиотеки JQuery и реализации JQuery Ready для выполнения JavaScript после загрузки DOM находится </text:span>в файле <text:span text:style-name="T12">jquery</text:span>.html.</text:p>
      <text:p text:style-name="P11"/>
      <text:p text:style-name="P13">Пример подключения и использования плагина <text:span text:style-name="T14">Slick JQuery </text:span><text:span text:style-name="T13">в лекции 6 и на сайте плагина https://kenwheeler.github.io/slick/.</text:span></text:p>
      <text:p text:style-name="P5"/>
      <text:p text:style-name="P10">Для онлайн валидации JavaScript с помощью ESLint можно воспользоваться сайтом https://www.jslint.com/ Отметить опции Assume… browser, tolerate this и f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1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5f_1" style:display-name="Обычный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01T15:07:27.562675485</dc:date>
    <meta:editing-duration>P1DT20H41M49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48" meta:character-count="1917" meta:non-whitespace-character-count="1688"/>
  </office:meta>
</office:document-meta>
</file>